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Arial2" svg:font-family="Arial" style:font-family-generic="swis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adornments="Regular" style:font-family-generic="roman" style:font-pitch="variable"/>
    <style:font-face style:name="Noto Sans3" svg:font-family="'Noto Sans'" style:font-family-generic="swiss"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d7d7" draw:opacity="15%" draw:textarea-horizontal-align="justify" draw:textarea-vertical-align="middle" draw:auto-grow-height="false" fo:min-height="11.797cm" fo:min-width="9.842cm"/>
    </style:style>
    <style:style style:name="gr2" style:family="graphic" style:parent-style-name="standard">
      <style:graphic-properties draw:stroke="none" draw:fill-color="#ffffd7" draw:opacity="15%" draw:textarea-horizontal-align="justify" draw:textarea-vertical-align="middle" draw:auto-grow-height="false" fo:min-height="10.97cm" fo:min-width="9.132cm"/>
    </style:style>
    <style:style style:name="gr3" style:family="graphic" style:parent-style-name="standard">
      <style:graphic-properties draw:stroke="none" draw:fill-color="#dee6ef" draw:opacity="15%" draw:textarea-horizontal-align="justify" draw:textarea-vertical-align="middle" draw:auto-grow-height="false" fo:min-height="10.97cm" fo:min-width="9.132cm"/>
    </style:style>
    <style:style style:name="gr4" style:family="graphic">
      <style:graphic-properties style:protect="size"/>
    </style:style>
    <style:style style:name="gr5" style:family="graphic" style:parent-style-name="standard">
      <style:graphic-properties draw:stroke="none" draw:fill-color="#ffd8ce" draw:opacity="15%" draw:textarea-horizontal-align="justify" draw:textarea-vertical-align="middle" draw:auto-grow-height="false" fo:min-height="11.797cm" fo:min-width="9.842cm"/>
    </style:style>
    <style:style style:name="gr6" style:family="graphic" style:parent-style-name="standard">
      <style:graphic-properties draw:stroke="none" draw:fill-color="#ffe994" draw:opacity="15%" draw:textarea-horizontal-align="justify" draw:textarea-vertical-align="middle" draw:auto-grow-height="false" fo:min-height="10.97cm" fo:min-width="9.132cm"/>
    </style:style>
    <style:style style:name="gr7" style:family="graphic" style:parent-style-name="standard">
      <style:graphic-properties draw:stroke="none" draw:fill-color="#ffdbb6" draw:opacity="15%" draw:textarea-horizontal-align="justify" draw:textarea-vertical-align="middle" draw:auto-grow-height="false" fo:min-height="10.97cm" fo:min-width="9.132cm"/>
    </style:style>
    <style:style style:name="gr8" style:family="graphic" style:parent-style-name="standard">
      <style:graphic-properties draw:stroke="none" draw:fill-color="#dee7e5" draw:opacity="15%" draw:textarea-horizontal-align="justify" draw:textarea-vertical-align="middle" draw:auto-grow-height="false" fo:min-height="11.797cm" fo:min-width="9.842cm"/>
    </style:style>
    <style:style style:name="gr9" style:family="graphic" style:parent-style-name="standard">
      <style:graphic-properties draw:stroke="none" draw:fill-color="#dedce6" draw:opacity="15%" draw:textarea-horizontal-align="justify" draw:textarea-vertical-align="middle" draw:auto-grow-height="false" fo:min-height="10.97cm" fo:min-width="9.132cm"/>
    </style:style>
    <style:style style:name="gr10" style:family="graphic" style:parent-style-name="standard">
      <style:graphic-properties draw:stroke="none" draw:fill-color="#f6f9d4" draw:opacity="15%" draw:textarea-horizontal-align="justify" draw:textarea-vertical-align="middle" draw:auto-grow-height="false" fo:min-height="11.797cm" fo:min-width="9.842cm"/>
    </style:style>
    <style:style style:name="gr11" style:family="graphic" style:parent-style-name="standard">
      <style:graphic-properties draw:stroke="none" draw:fill-color="#dde8cb" draw:opacity="15%" draw:textarea-horizontal-align="justify" draw:textarea-vertical-align="middle" draw:auto-grow-height="false" fo:min-height="10.97cm" fo:min-width="9.132cm"/>
    </style:style>
    <style:style style:name="gr12" style:family="graphic" style:parent-style-name="standard">
      <style:graphic-properties draw:stroke="none" draw:fill-color="#dee7e5" draw:opacity="15%" draw:textarea-horizontal-align="justify" draw:textarea-vertical-align="middle" draw:auto-grow-height="false" fo:min-height="10.97cm" fo:min-width="9.132cm"/>
    </style:style>
    <style:style style:name="gr13" style:family="graphic" style:parent-style-name="standard">
      <style:graphic-properties draw:stroke="none" draw:fill-color="#ffffd7" draw:opacity="15%" draw:textarea-horizontal-align="justify" draw:textarea-vertical-align="middle" draw:auto-grow-height="false" fo:min-height="11.797cm" fo:min-width="9.842cm"/>
      <style:paragraph-properties style:writing-mode="lr-tb"/>
    </style:style>
    <style:style style:name="gr14" style:family="graphic" style:parent-style-name="standard">
      <style:graphic-properties draw:stroke="none" draw:fill-color="#fff5ce" draw:opacity="15%" draw:textarea-horizontal-align="justify" draw:textarea-vertical-align="middle" draw:auto-grow-height="false" fo:min-height="10.97cm" fo:min-width="9.132cm"/>
    </style:style>
    <style:style style:name="pr1" style:family="presentation" style:parent-style-name="標準-title">
      <style:graphic-properties fo:min-height="2.629cm"/>
      <style:paragraph-properties style:writing-mode="lr-tb"/>
    </style:style>
    <style:style style:name="pr2" style:family="presentation" style:parent-style-name="標準-subtitle">
      <style:graphic-properties draw:fill-color="#ffffff" fo:min-height="9.134cm"/>
      <style:paragraph-properties style:writing-mode="lr-tb"/>
    </style:style>
    <style:style style:name="pr3" style:family="presentation" style:parent-style-name="標準-notes">
      <style:graphic-properties draw:fill-color="#ffffff" draw:auto-grow-height="true" fo:min-height="13.364cm"/>
      <style:paragraph-properties style:writing-mode="lr-tb"/>
    </style:style>
    <style:style style:name="pr4" style:family="presentation" style:parent-style-name="標準-outline1">
      <style:graphic-properties fo:min-height="8.884cm"/>
      <style:paragraph-properties style:writing-mode="lr-tb"/>
    </style:style>
    <style:style style:name="pr5" style:family="presentation" style:parent-style-name="標準-notes">
      <style:graphic-properties draw:fill-color="#ffffff" fo:min-height="13.364cm"/>
      <style:paragraph-properties style:writing-mode="lr-tb"/>
    </style:style>
    <style:style style:name="pr6" style:family="presentation" style:parent-style-name="標準-title">
      <style:graphic-properties draw:auto-grow-height="true" fo:min-height="2.629cm"/>
      <style:paragraph-properties style:writing-mode="lr-tb"/>
    </style:style>
    <style:style style:name="pr7" style:family="presentation" style:parent-style-name="標準-subtitle">
      <style:graphic-properties draw:fill-color="#ffffff" fo:min-height="9.865cm"/>
      <style:paragraph-properties style:writing-mode="lr-tb"/>
    </style:style>
    <style:style style:name="pr8" style:family="presentation" style:parent-style-name="標準-subtitle">
      <style:graphic-properties draw:fill="none" draw:fill-color="#ffdbb6" draw:opacity="50%" fo:min-height="2.865cm"/>
      <style:paragraph-properties style:writing-mode="lr-tb"/>
    </style:style>
    <style:style style:name="pr9" style:family="presentation" style:parent-style-name="標準-subtitle">
      <style:graphic-properties draw:fill-color="#ffffff" fo:min-height="3.142cm"/>
      <style:paragraph-properties style:writing-mode="lr-tb"/>
    </style:style>
    <style:style style:name="pr10" style:family="presentation" style:parent-style-name="標準-subtitle">
      <style:graphic-properties draw:fill-color="#ffffff" fo:min-height="2.865cm"/>
      <style:paragraph-properties style:writing-mode="lr-tb"/>
    </style:style>
    <style:style style:name="pr11" style:family="presentation" style:parent-style-name="標準-outline1">
      <style:graphic-properties draw:opacity="30%" fo:min-height="8.884cm"/>
      <style:paragraph-properties style:writing-mode="lr-tb"/>
    </style:style>
    <style:style style:name="pr12" style:family="presentation" style:parent-style-name="標準-outline1">
      <style:graphic-properties draw:fill="none" draw:fill-color="#729fcf" draw:opacity="30%" fo:min-height="8.884cm"/>
      <style:paragraph-properties style:writing-mode="lr-tb"/>
    </style:style>
    <style:style style:name="pr13" style:family="presentation" style:parent-style-name="標準-outline1">
      <style:graphic-properties draw:fill="none" draw:fill-color="#dee6ef" draw:opacity="30%" fo:min-height="8.884cm"/>
      <style:paragraph-properties style:writing-mode="lr-tb"/>
    </style:style>
    <style:style style:name="pr14" style:family="presentation" style:parent-style-name="標準-outline1">
      <style:graphic-properties draw:fill="none" draw:fill-color="#ffffa6" draw:opacity="30%" fo:min-height="8.884cm"/>
      <style:paragraph-properties style:writing-mode="lr-tb"/>
    </style:style>
    <style:style style:name="pr15" style:family="presentation" style:parent-style-name="標準-outline1">
      <style:graphic-properties draw:textarea-vertical-align="middle" fo:min-height="8.884cm"/>
      <style:paragraph-properties style:writing-mode="lr-tb"/>
    </style:style>
    <style:style style:name="P1" style:family="paragraph">
      <loext:graphic-properties draw:fill-color="#ffd7d7" draw:opacity="15%"/>
      <style:paragraph-properties fo:text-align="center"/>
    </style:style>
    <style:style style:name="P2" style:family="paragraph">
      <loext:graphic-properties draw:fill-color="#ffffd7" draw:opacity="15%"/>
      <style:paragraph-properties fo:text-align="center"/>
    </style:style>
    <style:style style:name="P3" style:family="paragraph">
      <loext:graphic-properties draw:fill-color="#dee6ef" draw:opacity="15%"/>
      <style:paragraph-properties fo:text-align="center"/>
    </style:style>
    <style:style style:name="P4" style:family="paragraph">
      <style:paragraph-properties style:writing-mode="lr-tb"/>
    </style:style>
    <style:style style:name="P5" style:family="paragraph">
      <style:paragraph-properties fo:text-align="start"/>
    </style:style>
    <style:style style:name="P6" style:family="paragraph">
      <style:paragraph-properties fo:text-align="justify"/>
    </style:style>
    <style:style style:name="P7" style:family="paragraph">
      <loext:graphic-properties draw:fill-color="#ffffff"/>
      <style:paragraph-properties fo:text-align="start" style:writing-mode="lr-tb"/>
      <style:text-properties style:font-size-asian="32pt"/>
    </style:style>
    <style:style style:name="P8" style:family="paragraph">
      <loext:graphic-properties draw:fill-color="#ffffff"/>
      <style:paragraph-properties style:writing-mode="lr-tb"/>
    </style:style>
    <style:style style:name="P9" style:family="paragraph">
      <style:paragraph-properties style:writing-mode="lr-tb"/>
      <style:text-properties fo:font-size="24pt" style:font-size-asian="24pt" style:font-size-complex="24pt"/>
    </style:style>
    <style:style style:name="P10" style:family="paragraph">
      <loext:graphic-properties draw:fill-color="#ffd8ce" draw:opacity="15%"/>
      <style:paragraph-properties fo:text-align="center"/>
    </style:style>
    <style:style style:name="P11" style:family="paragraph">
      <loext:graphic-properties draw:fill-color="#ffe994" draw:opacity="15%"/>
      <style:paragraph-properties fo:text-align="center"/>
    </style:style>
    <style:style style:name="P12" style:family="paragraph">
      <loext:graphic-properties draw:fill="none" draw:fill-color="#ffdbb6" draw:opacity="50%"/>
      <style:paragraph-properties fo:text-align="start" style:writing-mode="lr-tb"/>
      <style:text-properties fo:font-size="40pt" style:font-size-asian="40pt" style:font-size-complex="40pt"/>
    </style:style>
    <style:style style:name="P13" style:family="paragraph">
      <loext:graphic-properties draw:fill-color="#ffdbb6" draw:opacity="15%"/>
      <style:paragraph-properties fo:text-align="center"/>
    </style:style>
    <style:style style:name="P14" style:family="paragraph">
      <loext:graphic-properties draw:fill-color="#dee7e5" draw:opacity="15%"/>
      <style:paragraph-properties fo:text-align="center"/>
    </style:style>
    <style:style style:name="P15" style:family="paragraph">
      <loext:graphic-properties draw:fill-color="#dedce6" draw:opacity="15%"/>
      <style:paragraph-properties fo:text-align="center"/>
    </style:style>
    <style:style style:name="P16" style:family="paragraph">
      <loext:graphic-properties draw:fill-color="#ffffff"/>
      <style:paragraph-properties fo:text-align="start" style:writing-mode="lr-tb"/>
      <style:text-properties fo:font-size="40pt" style:font-size-asian="40pt" style:font-size-complex="40pt"/>
    </style:style>
    <style:style style:name="P17" style:family="paragraph">
      <loext:graphic-properties draw:fill-color="#f6f9d4" draw:opacity="15%"/>
      <style:paragraph-properties fo:text-align="center"/>
    </style:style>
    <style:style style:name="P18" style:family="paragraph">
      <loext:graphic-properties draw:fill-color="#dde8cb" draw:opacity="15%"/>
      <style:paragraph-properties fo:text-align="center"/>
    </style:style>
    <style:style style:name="P19" style:family="paragraph">
      <loext:graphic-properties draw:fill-color="#ffffd7" draw:opacity="15%"/>
      <style:paragraph-properties fo:text-align="center" style:writing-mode="lr-tb"/>
    </style:style>
    <style:style style:name="P20" style:family="paragraph">
      <loext:graphic-properties draw:fill-color="#fff5ce" draw:opacity="15%"/>
      <style:paragraph-properties fo:text-align="center"/>
    </style:style>
    <style:style style:name="P21" style:family="paragraph">
      <loext:graphic-properties draw:opacity="30%"/>
      <style:paragraph-properties style:writing-mode="lr-tb"/>
      <style:text-properties fo:font-size="24pt" style:font-size-asian="24pt" style:font-size-complex="24pt"/>
    </style:style>
    <style:style style:name="P22" style:family="paragraph">
      <style:paragraph-properties fo:margin-top="0.5cm" fo:margin-bottom="0cm" fo:line-height="115%"/>
    </style:style>
    <style:style style:name="P23" style:family="paragraph">
      <style:paragraph-properties fo:margin-top="0.1cm" fo:margin-bottom="0cm" fo:line-height="115%"/>
    </style:style>
    <style:style style:name="P24" style:family="paragraph">
      <loext:graphic-properties draw:fill="none" draw:fill-color="#729fcf" draw:opacity="30%"/>
      <style:paragraph-properties fo:margin-top="0.5cm" fo:margin-bottom="0cm" fo:line-height="115%" style:writing-mode="lr-tb"/>
      <style:text-properties fo:font-size="22pt" style:font-size-asian="22pt" style:font-size-complex="22pt"/>
    </style:style>
    <style:style style:name="P25" style:family="paragraph">
      <style:paragraph-properties fo:line-height="115%"/>
    </style:style>
    <style:style style:name="P26" style:family="paragraph">
      <loext:graphic-properties draw:fill="none" draw:fill-color="#dee6ef" draw:opacity="30%"/>
      <style:paragraph-properties fo:line-height="115%" style:writing-mode="lr-tb"/>
      <style:text-properties fo:font-size="22pt" style:font-size-asian="22pt" style:font-size-complex="22pt"/>
    </style:style>
    <style:style style:name="P27" style:family="paragraph">
      <loext:graphic-properties draw:fill="none" draw:fill-color="#ffffa6" draw:opacity="30%"/>
      <style:paragraph-properties fo:line-height="115%" style:writing-mode="lr-tb"/>
      <style:text-properties fo:font-size="22pt" style:font-size-asian="22pt" style:font-size-complex="22pt"/>
    </style:style>
    <style:style style:name="P28" style:family="paragraph">
      <style:paragraph-properties fo:margin-left="0cm" fo:margin-right="0cm" fo:margin-top="0.5cm" fo:margin-bottom="0cm" fo:text-indent="0cm" style:writing-mode="lr-tb"/>
    </style:style>
    <style:style style:name="P29" style:family="paragraph">
      <style:paragraph-properties fo:text-align="center"/>
    </style:style>
    <style:style style:name="P30" style:family="paragraph">
      <style:paragraph-properties fo:text-align="center" style:writing-mode="lr-tb"/>
    </style:style>
    <style:style style:name="P31" style:family="paragraph">
      <style:paragraph-properties fo:margin-left="0cm" fo:margin-right="0cm" fo:margin-top="0.8cm" fo:margin-bottom="0.3cm" fo:line-height="115%" fo:text-indent="0cm"/>
    </style:style>
    <style:style style:name="P32" style:family="paragraph">
      <style:paragraph-properties fo:margin-top="0.8cm" fo:margin-bottom="0.3cm" fo:line-height="115%" style:writing-mode="lr-tb"/>
      <style:text-properties fo:font-size="24pt" style:font-size-asian="24pt" style:font-size-complex="24pt"/>
    </style:style>
    <style:style style:name="P33" style:family="paragraph">
      <style:paragraph-properties fo:margin-left="0cm" fo:margin-right="0cm" fo:margin-top="0.6cm" fo:margin-bottom="0.1cm" fo:line-height="100%" fo:text-indent="0cm"/>
    </style:style>
    <style:style style:name="P34" style:family="paragraph">
      <style:paragraph-properties fo:margin-left="0cm" fo:margin-right="0cm" fo:margin-top="0.6cm" fo:margin-bottom="0.1cm" fo:line-height="115%" fo:text-indent="0cm"/>
    </style:style>
    <style:style style:name="P35" style:family="paragraph">
      <style:paragraph-properties fo:line-height="115%" style:writing-mode="lr-tb"/>
      <style:text-properties fo:font-size="24pt" style:font-size-asian="24pt" style:font-size-complex="24pt"/>
    </style:style>
    <style:style style:name="P36" style:family="paragraph">
      <style:paragraph-properties fo:line-height="115%" style:writing-mode="lr-tb"/>
    </style:style>
    <style:style style:name="P37" style:family="paragraph">
      <style:paragraph-properties fo:margin-left="0cm" fo:margin-right="0cm" fo:margin-top="0.5cm" fo:margin-bottom="0cm" fo:line-height="115%" fo:text-indent="0cm" style:writing-mode="lr-tb"/>
    </style:style>
    <style:style style:name="P38" style:family="paragraph">
      <style:paragraph-properties style:writing-mode="lr-tb"/>
      <style:text-properties fo:font-size="28pt" style:font-size-asian="28pt" style:font-size-complex="28pt"/>
    </style:style>
    <style:style style:name="P39" style:family="paragraph">
      <loext:graphic-properties draw:fill-color="#ffffff"/>
      <style:paragraph-properties style:writing-mode="lr-tb"/>
      <style:text-properties style:font-size-asian="20pt"/>
    </style:style>
    <style:style style:name="P40" style:family="paragraph">
      <style:paragraph-properties fo:margin-left="0cm" fo:margin-right="0cm" fo:margin-top="0.5cm" fo:margin-bottom="0cm" fo:text-align="center" fo:text-indent="0cm"/>
    </style:style>
    <style:style style:name="P41" style:family="paragraph">
      <style:paragraph-properties fo:text-align="center" style:writing-mode="lr-tb"/>
      <style:text-properties fo:font-size="44pt" style:font-size-asian="44pt" style:font-size-complex="44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color="#ff0000" loext:opacity="100%" fo:font-size="40pt" style:font-size-asian="40pt" style:font-size-complex="40pt"/>
    </style:style>
    <style:style style:name="T4" style:family="text">
      <style:text-properties fo:font-size="40pt" style:font-size-asian="40pt" style:font-size-complex="40pt"/>
    </style:style>
    <style:style style:name="T5"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游ゴシック"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6" style:family="text">
      <style:text-properties fo:color="#5983b0" loext:opacity="100%" fo:font-size="40pt" style:font-size-asian="40pt" style:font-size-complex="40pt"/>
    </style:style>
    <style:style style:name="T7" style:family="text">
      <style:text-properties fo:color="#3faf46" loext:opacity="100%" fo:font-size="40pt" style:font-size-asian="40pt" style:font-size-complex="40pt"/>
    </style:style>
    <style:style style:name="T8" style:family="text">
      <style:text-properties fo:font-variant="normal" fo:text-transform="none" style:use-window-font-color="true" loext:opacity="0%" style:text-outline="false" style:text-line-through-style="none" style:text-line-through-type="none" style:font-name="Liberation Sans" fo:font-size="40pt" fo:font-style="normal" fo:text-shadow="none" style:text-underline-style="none" fo:font-weight="normal" style:letter-kerning="true" fo:background-color="transparent" style:font-name-asian="游ゴシック" style:font-size-asian="40pt" style:font-style-asian="normal" style:font-weight-asian="normal" style:font-name-complex="Arial" style:font-size-complex="40pt" style:font-style-complex="normal" style:font-weight-complex="normal" style:text-emphasize="none" style:font-relief="none" style:text-overline-style="none" style:text-overline-color="font-color"/>
    </style:style>
    <style:style style:name="T9" style:family="text">
      <style:text-properties fo:color="#ffbf00" loext:opacity="100%" fo:font-size="40pt" style:font-size-asian="40pt" style:font-size-complex="40pt"/>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2pt" style:font-size-asian="22pt" style:font-size-complex="22pt"/>
    </style:style>
    <style:style style:name="T12" style:family="text">
      <style:text-properties fo:font-size="26pt" style:font-size-asian="26pt" style:font-size-complex="26pt"/>
    </style:style>
    <style:style style:name="T13"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fo:background-color="transparent" style:font-name-asian="游ゴシック"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4" style:family="text">
      <style:text-properties fo:font-size="28pt" style:font-size-asian="28pt" style:font-size-complex="28pt"/>
    </style:style>
    <style:style style:name="T15" style:family="text">
      <style:text-properties fo:font-variant="normal" fo:text-transform="none" fo:color="#2a6099"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0000"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游ゴシック"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d428"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69a2e"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19.699cm" svg:height="2.629cm" svg:x="0.7cm" svg:y="3.371cm" presentation:class="title" presentation:user-transformed="true">
          <draw:text-box>
            <text:p>D班ドキュメント</text:p>
          </draw:text-box>
        </draw:frame>
        <draw:frame presentation:style-name="pr2" draw:text-style-name="P7" draw:layer="layout" svg:width="21.199cm" svg:height="9.134cm" svg:x="2.3cm" svg:y="5.6cm" presentation:class="subtitle" presentation:user-transformed="true">
          <draw:text-box>
            <text:p text:style-name="P5"><text:span text:style-name="T1">　　　プロジェクトリーダー</text:span><text:span text:style-name="T1">/</text:span><text:span text:style-name="T1">ドキュメントリーダー　　豊住</text:span></text:p>
            <text:p text:style-name="P5"><text:span text:style-name="T1">　　　テクニカルリーダー</text:span><text:span text:style-name="T1">/</text:span><text:span text:style-name="T1">テストリーダー　　　　　　新井</text:span></text:p>
            <text:p text:style-name="P5"><text:span text:style-name="T1">　　　テストリーダー</text:span><text:span text:style-name="T1">/</text:span><text:span text:style-name="T1">テクニカル補佐　　　　　　　　金澤</text:span></text:p>
            <text:p text:style-name="P6"><text:span text:style-name="T1">　　　データベースリーダー</text:span><text:span text:style-name="T1">/</text:span><text:span text:style-name="T1">ドキュメント補佐　　　　川瀬</text:span></text:p>
            <text:p text:style-name="P5"><text:span text:style-name="T1"/></text:p>
          </draw:text-box>
        </draw:frame>
        <presentation:notes draw:style-name="dp2">
          <draw:page-thumbnail draw:style-name="gr4"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0.4cm" svg:y="0.628cm" presentation:class="title" presentation:user-transformed="true">
          <draw:text-box>
            <text:p>０．目次</text:p>
          </draw:text-box>
        </draw:frame>
        <draw:frame presentation:style-name="pr4" draw:text-style-name="P4" draw:layer="layout" svg:width="12.1cm" svg:height="9.134cm" svg:x="2.9cm" svg:y="3.685cm" presentation:class="outline" presentation:user-transformed="true">
          <draw:text-box>
            <text:list text:style-name="L2">
              <text:list-header>
                <text:p>１．チームとしての目標</text:p>
                <text:p>２．個人の役割と目標</text:p>
                <text:p>３．作成物概要</text:p>
                <text:p>４．工夫した点</text:p>
                <text:p>５．デモ</text:p>
                <text:p>６．苦労した点</text:p>
                <text:p>７．反省点</text:p>
                <text:p>８．今後の展望</text:p>
              </text:list-header>
            </text:list>
          </draw:text-box>
        </draw:frame>
        <presentation:notes draw:style-name="dp2">
          <draw:page-thumbnail draw:style-name="gr4" draw:layer="layout" svg:width="19.798cm" svg:height="11.136cm" svg:x="0.6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１．チームとしての目標</text:p>
          </draw:text-box>
        </draw:frame>
        <draw:frame presentation:style-name="pr4" draw:text-style-name="P9" draw:layer="layout" svg:width="23.5cm" svg:height="10.5cm" svg:x="1.5cm" svg:y="4cm" presentation:class="outline" presentation:user-transformed="true">
          <draw:text-box>
            <text:p><text:span text:style-name="T2">・情報共有</text:span></text:p>
            <text:p><text:span text:style-name="T2">一人一人の情報共有力を高め、スピーディーな開発を行う事を目標とする。</text:span></text:p>
            <text:p><text:span text:style-name="T2"/></text:p>
            <text:p><text:span text:style-name="T2">・一人二役で班員をサポート</text:span></text:p>
            <text:p><text:span text:style-name="T2">各役職担当者が別の役職の補佐をする事で、トラブルが起きた時に、必ず二人以上で対応する。</text:span></text:p>
          </draw:text-box>
        </draw:frame>
        <presentation:notes draw:style-name="dp2">
          <draw:page-thumbnail draw:style-name="gr4"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draw:custom-shape draw:style-name="gr5" draw:text-style-name="P10"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 draw:text-style-name="P11"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7" draw:text-style-name="P7" draw:layer="layout" svg:width="25.199cm" svg:height="9.865cm" svg:x="1.4cm" svg:y="5.5cm" presentation:class="subtitle" presentation:user-transformed="true">
          <draw:text-box>
            <text:p text:style-name="P5"><text:span text:style-name="T2">・役割</text:span></text:p>
            <text:p text:style-name="P5"><text:span text:style-name="T2">全体の進捗状況の確認やタスクの割り振り、ドキュメント作成</text:span></text:p>
            <text:p text:style-name="P5"><text:span text:style-name="T2"/></text:p>
            <text:p text:style-name="P5"><text:span text:style-name="T2">・目標</text:span></text:p>
            <text:p text:style-name="P5"><text:span text:style-name="T2">自分の役割とチームメンバーの強みをよく理解し、個人個人に合ったタスクを設定し、割り振る事を目標とする。</text:span></text:p>
          </draw:text-box>
        </draw:frame>
        <draw:frame presentation:style-name="pr8" draw:text-style-name="P12" draw:layer="layout" svg:width="25.1cm" svg:height="2.865cm" svg:x="1.4cm" svg:y="3.5cm">
          <draw:text-box>
            <text:p text:style-name="P5"><text:span text:style-name="T3">♥</text:span><text:span text:style-name="T4">豊住航暉</text:span><text:span text:style-name="T1">（プロジェクトリーダー</text:span><text:span text:style-name="T1">/</text:span><text:span text:style-name="T1">ドキュメントリーダー）</text:span></text:p>
          </draw:text-box>
        </draw:frame>
        <draw:custom-shape draw:style-name="gr7" draw:text-style-name="P13"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4" presentation:class="page"/>
          <draw:frame presentation:style-name="pr5" draw:text-style-name="P8"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draw:custom-shape draw:style-name="gr3" draw:text-style-name="P3"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2" draw:text-style-name="P7" draw:layer="layout" svg:width="25.199cm" svg:height="9.134cm" svg:x="1.4cm" svg:y="5.3cm" presentation:class="subtitle" presentation:user-transformed="true">
          <draw:text-box>
            <text:p text:style-name="P5"><text:span text:style-name="T2">・役割</text:span></text:p>
            <text:p text:style-name="P5"><text:span text:style-name="T5">全体のコーディングの作成、管理、技術面全体の監修</text:span></text:p>
            <text:p text:style-name="P5"><text:span text:style-name="T2"/></text:p>
            <text:p text:style-name="P5"><text:span text:style-name="T2">・目標</text:span></text:p>
            <text:p text:style-name="P5"><text:span text:style-name="T5">テクニカルリーダーとしてコーディング等のサポートを行い、チームメンバーのスキルアップを図る。</text:span></text:p>
          </draw:text-box>
        </draw:frame>
        <draw:custom-shape draw:style-name="gr8" draw:text-style-name="P14"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9" draw:text-style-name="P15"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9" draw:text-style-name="P16" draw:layer="layout" svg:width="20.599cm" svg:height="3.142cm" svg:x="1.401cm" svg:y="3.497cm">
          <draw:text-box>
            <text:p text:style-name="P5"><text:span text:style-name="T6">♠</text:span><text:span text:style-name="T4">新井大己</text:span><text:span text:style-name="T1">（テクニカルリーダー</text:span><text:span text:style-name="T1">/</text:span><text:span text:style-name="T1">テスト補佐）</text:span></text:p>
          </draw:text-box>
        </draw:frame>
        <presentation:notes draw:style-name="dp2">
          <draw:page-thumbnail draw:style-name="gr4"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draw:custom-shape draw:style-name="gr10" draw:text-style-name="P17"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1" draw:text-style-name="P18"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2" draw:text-style-name="P14"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4.1cm" svg:height="9.134cm" svg:x="1.4cm" svg:y="6cm" presentation:class="subtitle" presentation:user-transformed="true">
          <draw:text-box>
            <text:p text:style-name="P5"><text:span text:style-name="T2">・役割</text:span></text:p>
            <text:p text:style-name="P5"><text:span text:style-name="T2">技術面のサポート、作業の円滑化</text:span></text:p>
            <text:p text:style-name="P5"><text:span text:style-name="T2"/></text:p>
            <text:p text:style-name="P5"><text:span text:style-name="T2">・目標</text:span></text:p>
            <text:p text:style-name="P5"><text:span text:style-name="T5">テストリーダー兼テクニカル補佐として未経験のプログラムの補助、</text:span><text:span text:style-name="T5">GitHub</text:span><text:span text:style-name="T5">での進捗管理、技術面でのサポートを行い作業を円滑に進める。</text:span></text:p>
          </draw:text-box>
        </draw:frame>
        <draw:frame presentation:style-name="pr10" draw:text-style-name="P16" draw:layer="layout" svg:width="22.099cm" svg:height="2.865cm" svg:x="-0.5cm" svg:y="3.635cm">
          <draw:text-box>
            <text:p><text:span text:style-name="T7">♣</text:span><text:span text:style-name="T4">金澤</text:span><text:span text:style-name="T8">浩亮</text:span><text:span text:style-name="T1">（テストリーダー</text:span><text:span text:style-name="T1">/</text:span><text:span text:style-name="T1">テクニカル補佐）</text:span></text:p>
          </draw:text-box>
        </draw:frame>
        <presentation:notes draw:style-name="dp2">
          <draw:page-thumbnail draw:style-name="gr4"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標準" presentation:presentation-page-layout-name="AL1T0">
        <draw:custom-shape draw:style-name="gr13" draw:text-style-name="P19"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4" draw:text-style-name="P20"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 draw:text-style-name="P1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5.199cm" svg:height="9.134cm" svg:x="1.301cm" svg:y="5.5cm" presentation:class="subtitle" presentation:user-transformed="true">
          <draw:text-box>
            <text:p text:style-name="P5"><text:span text:style-name="T2">・役割</text:span></text:p>
            <text:p text:style-name="P5"><text:span text:style-name="T5">機能のコーディング、追加、デザイン等作業全般を担当。</text:span></text:p>
            <text:p text:style-name="P5"><text:span text:style-name="T5">その他、様々なタスクのサポート。</text:span></text:p>
            <text:p text:style-name="P5"><text:span text:style-name="T5"/></text:p>
            <text:p text:style-name="P5"><text:span text:style-name="T2">・目標</text:span></text:p>
            <text:p text:style-name="P5"><text:span text:style-name="T5">みんなの力を借りながらも</text:span><text:span text:style-name="T5">Web</text:span><text:span text:style-name="T5">制作に励みたい。</text:span></text:p>
          </draw:text-box>
        </draw:frame>
        <draw:frame presentation:style-name="pr10" draw:text-style-name="P16" draw:layer="layout" svg:width="25.099cm" svg:height="2.865cm" svg:x="1.401cm" svg:y="4cm">
          <draw:text-box>
            <text:p text:style-name="P5"><text:span text:style-name="T9">♦</text:span><text:span text:style-name="T4">川瀬有稀</text:span><text:span text:style-name="T1">（データベースリーダー</text:span><text:span text:style-name="T1">/</text:span><text:span text:style-name="T1">ドキュメント補佐）</text:span></text:p>
          </draw:text-box>
        </draw:frame>
        <presentation:notes draw:style-name="dp2">
          <draw:page-thumbnail draw:style-name="gr4"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presentation:style-name="pr6" draw:text-style-name="P4" draw:layer="layout" svg:width="25.199cm" svg:height="2.629cm" svg:x="1.4cm" svg:y="0.828cm" presentation:class="title" presentation:user-transformed="true">
          <draw:text-box>
            <text:p>３．作成物概要</text:p>
          </draw:text-box>
        </draw:frame>
        <draw:frame presentation:style-name="pr11" draw:text-style-name="P21" draw:layer="layout" svg:width="26.1cm" svg:height="9.134cm" svg:x="1cm" svg:y="5.085cm" presentation:class="outline" presentation:user-transformed="true">
          <draw:text-box>
            <text:list text:style-name="L2">
              <text:list-item>
                <text:p><text:span text:style-name="T2">教科書販売システム（</text:span><text:span text:style-name="T2">TEXT-OFF</text:span><text:span text:style-name="T2">）</text:span></text:p>
              </text:list-item>
              <text:list-item>
                <text:p><text:span text:style-name="T2">目的・・紙媒体で管理している教科書販売のシステム化を行う。</text:span></text:p>
              </text:list-item>
              <text:list-item>
                <text:p><text:span text:style-name="T2">問題点</text:span></text:p>
                <text:p><text:span text:style-name="T2">教科書の情報や在庫状況を調べるのが非効率​</text:span></text:p>
                <text:p><text:span text:style-name="T2">学生が自分で在庫状況を検索する手段がない</text:span></text:p>
                <text:p><text:span text:style-name="T2">カウンターで対応するため、受付業務が滞ることが多い </text:span></text:p>
              </text:list-item>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標準" presentation:presentation-page-layout-name="AL3T3">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728cm" presentation:class="title" presentation:user-transformed="true">
          <draw:text-box>
            <text:p>３．作成物概要</text:p>
          </draw:text-box>
        </draw:frame>
        <draw:frame presentation:style-name="pr12" draw:text-style-name="P24" draw:layer="layout" svg:width="10.1cm" svg:height="4.615cm" svg:x="1.4cm" svg:y="3.985cm" presentation:class="outline" presentation:user-transformed="true">
          <draw:text-box>
            <text:list text:style-name="L2">
              <text:list-item>
                <text:p text:style-name="P22"><text:span text:style-name="T10">実装機能（管理者側）</text:span></text:p>
                <text:p text:style-name="P23"><text:span text:style-name="T11">会員管理</text:span></text:p>
                <text:p text:style-name="P23"><text:span text:style-name="T11">教科書管理</text:span></text:p>
              </text:list-item>
            </text:list>
          </draw:text-box>
        </draw:frame>
        <draw:frame presentation:style-name="pr13" draw:text-style-name="P26" draw:layer="layout" svg:width="12.303cm" svg:height="4.6cm" svg:x="14.094cm" svg:y="3.985cm" presentation:class="outline" presentation:user-transformed="true">
          <draw:text-box>
            <text:list text:style-name="L2">
              <text:list-item>
                <text:p text:style-name="P25"><text:span text:style-name="T10">実装機能（会員側）</text:span></text:p>
                <text:p text:style-name="P23"><text:span text:style-name="T11">会員登録、編集、削除</text:span></text:p>
                <text:p text:style-name="P23"><text:span text:style-name="T11">教科書出品、購入、編集、削除</text:span></text:p>
                <text:p text:style-name="P23"><text:span text:style-name="T11">出品履歴、購入履歴</text:span></text:p>
              </text:list-item>
            </text:list>
          </draw:text-box>
        </draw:frame>
        <draw:frame presentation:style-name="pr14" draw:text-style-name="P27" draw:layer="layout" svg:width="24.6cm" svg:height="5cm" svg:x="1.4cm" svg:y="9.6cm" presentation:class="outline" presentation:user-transformed="true">
          <draw:text-box>
            <text:list text:style-name="L2">
              <text:list-item>
                <text:p text:style-name="P25"><text:span text:style-name="T10">新規実装機能</text:span></text:p>
                <text:p text:style-name="P23"><text:span text:style-name="T11">ソート機能</text:span></text:p>
                <text:p text:style-name="P23"><text:span text:style-name="T11">ヘッダー</text:span></text:p>
                <text:p text:style-name="P23"><text:span text:style-name="T11">ページデザイン</text:span></text:p>
              </text:list-item>
            </text:list>
          </draw:text-box>
        </draw:frame>
        <presentation:notes draw:style-name="dp2">
          <draw:page-thumbnail draw:style-name="gr4"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４．工夫した点</text:p>
          </draw:text-box>
        </draw:frame>
        <draw:frame presentation:style-name="pr4" draw:text-style-name="P9" draw:layer="layout" svg:width="25.199cm" svg:height="9.134cm" svg:x="1.4cm" svg:y="5cm" presentation:class="outline" presentation:user-transformed="true">
          <draw:text-box>
            <text:list text:style-name="L2">
              <text:list-item>
                <text:p text:style-name="P28"><text:span text:style-name="T5">画面遷移図が完成した時点で、必要なファイルを作った</text:span></text:p>
                <text:p text:style-name="P28"><text:span text:style-name="T5">→</text:span><text:span text:style-name="T2">いち早くコーディングに移る事ができた</text:span></text:p>
              </text:list-item>
              <text:list-item>
                <text:p text:style-name="P4"><text:span text:style-name="T2">コーディング規則を予め決めていた</text:span></text:p>
                <text:p text:style-name="P4"><text:span text:style-name="T2">→</text:span><text:span text:style-name="T2">文字違いによる事故を減らした</text:span></text:p>
              </text:list-item>
              <text:list-item>
                <text:p text:style-name="P4"><text:span text:style-name="T5">進捗状況を常に把握すること</text:span></text:p>
                <text:p text:style-name="P28"><text:span text:style-name="T5">→</text:span><text:span text:style-name="T5">各自の作業内容の確認と共有を行い、逐一ガントチャートで管理し、</text:span><text:span text:style-name="T2">タスクの配分を行いやすくなった</text:span></text:p>
              </text:list-item>
            </text:list>
          </draw:text-box>
        </draw:frame>
        <presentation:notes draw:style-name="dp2">
          <draw:page-thumbnail draw:style-name="gr4"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draw:frame presentation:style-name="pr1" draw:text-style-name="P4" draw:layer="layout" svg:width="25.199cm" svg:height="2.629cm" svg:x="1.4cm" svg:y="0.828cm" presentation:class="title" presentation:user-transformed="true">
          <draw:text-box>
            <text:p>５．デモ</text:p>
          </draw:text-box>
        </draw:frame>
        <draw:frame presentation:style-name="pr15" draw:text-style-name="P30" draw:layer="layout" svg:width="25.199cm" svg:height="9.134cm" svg:x="1.4cm" svg:y="3.685cm" presentation:class="outline" presentation:user-transformed="true">
          <draw:text-box>
            <text:list text:style-name="L2">
              <text:list-header>
                <text:p text:style-name="P29">それではデモをお楽しみ下さい！</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1.071cm" presentation:class="title" presentation:user-transformed="true">
          <draw:text-box>
            <text:p>６．苦労した点</text:p>
          </draw:text-box>
        </draw:frame>
        <draw:frame presentation:style-name="pr4" draw:text-style-name="P32" draw:layer="layout" svg:width="25.199cm" svg:height="9.134cm" svg:x="1.4cm" svg:y="5.2cm" presentation:class="outline" presentation:user-transformed="true">
          <draw:text-box>
            <text:p text:style-name="P31"><text:span text:style-name="T5">・タスクの割り振りが難しかった</text:span></text:p>
            <text:p text:style-name="P31"><text:span text:style-name="T5">→</text:span><text:span text:style-name="T5">役割変更が頻繁。アナウンスの回数や情報の把握が非常に多かった</text:span></text:p>
            <text:p text:style-name="P31"><text:span text:style-name="T5">・コーディングの構文が違った時やエラーが起きた時にどこが間違っているかを何度も</text:span><text:span text:style-name="T5">Eclipse</text:span><text:span text:style-name="T5">と</text:span><text:span text:style-name="T5">Google</text:span><text:span text:style-name="T5">検索と教科書を往復した</text:span></text:p>
            <text:p text:style-name="P31"><text:span text:style-name="T5">・（未経験者は）初めて習った事が多いので</text:span><text:span text:style-name="T5">Bean</text:span><text:span text:style-name="T5">や</text:span><text:span text:style-name="T5">DAO</text:span><text:span text:style-name="T5">等機能の習得に時間がかかってしまった。</text:span></text:p>
          </draw:text-box>
        </draw:frame>
        <presentation:notes draw:style-name="dp2">
          <draw:page-thumbnail draw:style-name="gr4"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0.928cm" presentation:class="title" presentation:user-transformed="true">
          <draw:text-box>
            <text:p>７．反省点</text:p>
          </draw:text-box>
        </draw:frame>
        <draw:frame presentation:style-name="pr4" draw:text-style-name="P35" draw:layer="layout" svg:width="26.099cm" svg:height="9.134cm" svg:x="1.001cm" svg:y="5cm" presentation:class="outline" presentation:user-transformed="true">
          <draw:text-box>
            <text:p text:style-name="P33"><text:span text:style-name="T5">・設計書で使われる用語やデザインが統一されていなかった</text:span></text:p>
            <text:p text:style-name="P33"><text:span text:style-name="T5">→</text:span><text:span text:style-name="T5">次回、設計を行う時は予め、設計書のルールを決めて設計を行う。</text:span></text:p>
            <text:p text:style-name="P34"><text:span text:style-name="T5">・ログアウト後にブラウザの【戻る】ボタンを押したとき、戻れる不具合がある。→戻れなくなる機能を追加する。</text:span></text:p>
            <text:p text:style-name="P34"><text:span text:style-name="T5">・</text:span><text:span text:style-name="T5">ISBN</text:span><text:span text:style-name="T5">番号を</text:span><text:span text:style-name="T5">int</text:span><text:span text:style-name="T5">で管理してしまったので、桁数の問題や、</text:span><text:span text:style-name="T5">SQL</text:span><text:span text:style-name="T5">の機能がやりにくくなった→</text:span><text:span text:style-name="T5">String</text:span><text:span text:style-name="T5">の方で管理する。</text:span></text:p>
          </draw:text-box>
        </draw:frame>
        <presentation:notes draw:style-name="dp2">
          <draw:page-thumbnail draw:style-name="gr4"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draw:frame presentation:style-name="pr6" draw:text-style-name="P4" draw:layer="layout" svg:width="25.199cm" svg:height="2.629cm" svg:x="1.4cm" svg:y="0.828cm" presentation:class="title" presentation:user-transformed="true">
          <draw:text-box>
            <text:p>８．今後の展望</text:p>
          </draw:text-box>
        </draw:frame>
        <draw:frame presentation:style-name="pr4" draw:text-style-name="P38" draw:layer="layout" svg:width="27.077cm" svg:height="11.315cm" svg:x="0.123cm" svg:y="3.685cm" presentation:class="outline" presentation:user-transformed="true">
          <draw:text-box>
            <text:list text:style-name="L2">
              <text:list-header>
                <text:p text:style-name="P4"><text:span text:style-name="T12">（豊住）</text:span></text:p>
                <text:p text:style-name="P36"><text:span text:style-name="T12">開発や設計を行い様々な機能を作る上で様々な疑問を積極的に経験し、試行錯誤をして問題解決ができるエンジニアを目指します。</text:span></text:p>
                <text:p text:style-name="P4"><text:span text:style-name="T12"/></text:p>
                <text:p text:style-name="P4"><text:span text:style-name="T12">（新井）</text:span></text:p>
                <text:p text:style-name="P37"><text:span text:style-name="T13">進捗状況やコミュニケーション等、チーム開発の難しさを学ぶ事ができた。今後はプログラミングだけじゃない状況把握能力も高めていきたい。</text:span></text:p>
                <text:p text:style-name="P4"><text:span text:style-name="T14"/></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draw:frame presentation:style-name="pr1" draw:text-style-name="P4" draw:layer="layout" svg:width="25.199cm" svg:height="2.629cm" svg:x="1.4cm" svg:y="0.828cm" presentation:class="title" presentation:user-transformed="true">
          <draw:text-box>
            <text:p text:style-name="P29">８．今後の展望</text:p>
          </draw:text-box>
        </draw:frame>
        <draw:frame presentation:style-name="pr4" draw:text-style-name="P4" draw:layer="layout" svg:width="25.199cm" svg:height="9.134cm" svg:x="1.4cm" svg:y="3.685cm" presentation:class="outline">
          <draw:text-box>
            <text:list text:style-name="L2">
              <text:list-header>
                <text:p text:style-name="P28"><text:span text:style-name="T14">（金澤）</text:span></text:p>
                <text:p text:style-name="P28"><text:span text:style-name="T14">コーディングの時間より考える事に時間を使いすぎた為、もう少し素早くコーディングを行えるように鍛えたい。</text:span></text:p>
                <text:p text:style-name="P28"><text:span text:style-name="T14"/></text:p>
                <text:p text:style-name="P28"><text:span text:style-name="T14">（川瀬）</text:span></text:p>
                <text:p text:style-name="P28"><text:span text:style-name="T14">今後は</text:span><text:span text:style-name="T14">Java</text:span><text:span text:style-name="T14">の様々な機能やツールを理解して、開発でいろんな機能を作れるようになりたい。</text:span></text:p>
              </text:list-header>
            </text:list>
          </draw:text-box>
        </draw:fram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5" presentation:class="page"/>
          <draw:frame presentation:style-name="pr5" draw:text-style-name="P39"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5" draw:text-style-name="P41" draw:layer="layout" svg:width="25.199cm" svg:height="9.134cm" svg:x="0.901cm" svg:y="2.866cm" presentation:class="outline" presentation:user-transformed="true">
          <draw:text-box>
            <text:list text:style-name="L2">
              <text:list-header>
                <text:p text:style-name="P40"><text:span text:style-name="T15">♠</text:span><text:span text:style-name="T16">♥</text:span><text:span text:style-name="T17">Thank you for your viewing!</text:span><text:span text:style-name="T18">♦</text:span><text:span text:style-name="T19">♣</text:span></text:p>
              </text:list-header>
            </text:list>
          </draw:text-box>
        </draw:frame>
        <presentation:notes draw:style-name="dp2">
          <draw:page-thumbnail draw:style-name="gr4" draw:layer="layout" svg:width="19.798cm" svg:height="11.136cm" svg:x="0.6cm" svg:y="2.257cm" draw:page-number="16"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face style:name="Arial2" svg:font-family="Arial" style:font-family-generic="swis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adornments="Regular" style:font-family-generic="roman" style:font-pitch="variable"/>
    <style:font-face style:name="Noto Sans3" svg:font-family="'Noto Sans'" style:font-family-generic="swiss"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Normal" style:family="graphic">
      <style:paragraph-properties style:text-autospace="no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游明朝" style:font-family-asian="游明朝" style:font-family-generic-asian="roman" style:font-pitch-asian="variable" style:font-size-asian="12pt" style:language-asian="ja" style:country-asian="JP" style:font-name-complex="Liberation Serif1" style:font-family-complex="'Liberation Serif', 'Times New Roman'" style:font-family-generic-complex="roman" style:font-pitch-complex="variable" style:font-size-complex="12pt" style:language-complex="hi" style:country-complex="IN"/>
    </style:style>
    <style:style style:name="索引" style:family="graphic">
      <style:paragraph-properties style:text-autospace="none"/>
      <style:text-properties fo:language="zxx" fo:country="none" style:language-asian="zxx" style:country-asian="none" style:font-name-complex="Arial1" style:font-family-complex="Arial" style:font-family-generic-complex="swiss" style:language-complex="zxx" style:country-complex="none"/>
    </style:style>
    <style:style style:name="キャプション" style:family="graphic">
      <style:paragraph-properties fo:margin-top="0.374cm" fo:margin-bottom="0.374cm" style:text-autospace="none"/>
      <style:text-properties fo:font-size="12pt" fo:font-style="italic" style:font-size-asian="12pt" style:font-style-asian="italic" style:font-name-complex="Arial1" style:font-family-complex="Arial" style:font-family-generic-complex="swiss" style:font-size-complex="12pt" style:font-style-complex="italic"/>
    </style:style>
    <style:style style:name="箇条書き" style:family="graphic">
      <style:paragraph-properties fo:margin-top="0cm" fo:margin-bottom="0.436cm" fo:line-height="115%" style:text-autospace="none"/>
      <style:text-properties style:font-name-complex="Arial1" style:font-family-complex="Arial" style:font-family-generic-complex="swiss"/>
    </style:style>
    <style:style style:name="本文" style:family="graphic">
      <style:paragraph-properties fo:margin-top="0cm" fo:margin-bottom="0.436cm" fo:line-height="115%" style:text-autospace="none"/>
    </style:style>
    <style:style style:name="見出し" style:family="graphic">
      <style:paragraph-properties fo:margin-top="0.746cm" fo:margin-bottom="0.374cm" style:text-autospace="none"/>
      <style:text-properties style:font-name="Liberation Sans2" fo:font-family="'Liberation Sans', Arial" style:font-family-generic="swiss" style:font-pitch="variable" fo:font-size="14pt" style:font-name-asian="游ゴシック1" style:font-family-asian="游ゴシック" style:font-pitch-asian="variable" style:font-name-complex="Liberation Sans2" style:font-family-complex="'Liberation Sans', Arial" style:font-family-generic-complex="swiss" style:font-pitch-complex="variable" style:font-size-complex="14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1"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3"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8.884cm"/>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backgroundobjects">
      <style:graphic-properties draw:stroke="none" draw:fill="none" draw:fill-color="#ffffff" draw:auto-grow-height="false" fo:min-height="1.485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 style:page-layout-name="PM1" draw:style-name="Mdp2">
      <draw:frame presentation:style-name="Title-title" draw:layer="backgroundobjects" svg:width="25.199cm" svg:height="2.629cm" svg:x="1.4cm" svg:y="0.628cm" presentation:class="title" presentation:placeholder="true">
        <draw:text-box/>
      </draw:frame>
      <draw:frame draw:style-name="Mgr3" draw:text-style-name="MP7" draw:layer="backgroundobjects" svg:width="25.199cm" svg:height="9.134cm" svg:x="1.4cm" svg:y="3.685cm">
        <draw:text-box>
          <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span text:style-name="MT1"><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26T15:15:52.614000000</meta:creation-date>
    <dc:date>2022-05-31T09:55:54.882000000</dc:date>
    <meta:editing-duration>PT2H26M47S</meta:editing-duration>
    <meta:editing-cycles>23</meta:editing-cycles>
    <meta:generator>LibreOffice/7.2.5.2$Windows_X86_64 LibreOffice_project/499f9727c189e6ef3471021d6132d4c694f357e5</meta:generator>
    <meta:document-statistic meta:object-count="147"/>
  </office:meta>
</office:document-meta>
</file>